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8259e"/>
    </style:style>
    <style:style style:name="P2" style:family="paragraph" style:parent-style-name="Standard">
      <style:text-properties fo:language="it" fo:country="IT" officeooo:paragraph-rsid="001416b9"/>
    </style:style>
    <style:style style:name="P3" style:family="paragraph" style:parent-style-name="Standard" style:list-style-name="L1">
      <style:text-properties fo:language="it" fo:country="IT" officeooo:paragraph-rsid="001416b9"/>
    </style:style>
    <style:style style:name="P4" style:family="paragraph" style:parent-style-name="Standard" style:list-style-name="L1">
      <style:text-properties fo:language="it" fo:country="IT" officeooo:paragraph-rsid="001ce89b"/>
    </style:style>
    <style:style style:name="P5" style:family="paragraph" style:parent-style-name="Standard" style:list-style-name="L1">
      <style:text-properties fo:language="it" fo:country="IT" officeooo:paragraph-rsid="001e44b5"/>
    </style:style>
    <style:style style:name="P6" style:family="paragraph" style:parent-style-name="Standard" style:list-style-name="L1">
      <style:text-properties fo:language="it" fo:country="IT" officeooo:paragraph-rsid="001661dd"/>
    </style:style>
    <style:style style:name="P7" style:family="paragraph" style:parent-style-name="Standard" style:list-style-name="L1">
      <style:text-properties style:font-name="DejaVu Serif" fo:font-size="10.5pt" fo:language="it" fo:country="IT" officeooo:paragraph-rsid="001f74a8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 </text:p>
      <text:p text:style-name="P2"/>
      <text:list xml:id="list6595384303677176203" text:style-name="L1">
        <text:list-item>
          <text:p text:style-name="P3">Patterns utilizzati e loro impiego</text:p>
          <text:list>
            <text:list-item>
              <text:p text:style-name="P3">Model-View-Controller [Su Server, e su Client]</text:p>
            </text:list-item>
            <text:list-item>
              <text:p text:style-name="P3">Command [per la logica del turno, con le azioni incapsulate in oggetti (v.DesignNotebook)]</text:p>
            </text:list-item>
            <text:list-item>
              <text:p text:style-name="P3">Observer – Observable [in più occasioni, sul Server e sul Client]</text:p>
            </text:list-item>
            <text:list-item>
              <text:p text:style-name="P3">Singleton [non credo che resti un Server-wide singleton, a parte il Server stesso, cercare se c'è qualche game-wide singleton]</text:p>
            </text:list-item>
            <text:list-item>
              <text:p text:style-name="P4">Proxy (in ProxyToServer, anche se la nostra è una variante)</text:p>
            </text:list-item>
            <text:list-item>
              <text:p text:style-name="P4">State (sepolto in gamemap&gt;qdgenerator)</text:p>
            </text:list-item>
            <text:list-item>
              <text:p text:style-name="P4">Factory (il mapCreator dentro a Master)</text:p>
            </text:list-item>
            <text:list-item>
              <text:p text:style-name="P3">e?</text:p>
            </text:list-item>
          </text:list>
        </text:list-item>
        <text:list-item>
          <text:p text:style-name="P7">Progettazione e struttura delle varie parti del programma</text:p>
          <text:list>
            <text:list-item>
              <text:p text:style-name="P7">Struttura generale</text:p>
              <text:list>
                <text:list-item>
                  <text:p text:style-name="P7">Perchè scegliere un doppio MVC</text:p>
                </text:list-item>
              </text:list>
            </text:list-item>
            <text:list-item>
              <text:p text:style-name="P7">Il Server</text:p>
              <text:list>
                <text:list-item>
                  <text:list>
                    <text:list-item>
                      <text:p text:style-name="P7">Model: Le caselle per la mappa</text:p>
                    </text:list-item>
                    <text:list-item>
                      <text:p text:style-name="P7">Model: La mappa di gioco</text:p>
                    </text:list-item>
                    <text:list-item>
                      <text:p text:style-name="P7">Model: I mazzi e le carte</text:p>
                    </text:list-item>
                    <text:list-item>
                      <text:p text:style-name="P7">Model: I Personaggi</text:p>
                    </text:list-item>
                    <text:list-item>
                      <text:p text:style-name="P7">Model(??): L'announcer</text:p>
                    </text:list-item>
                    <text:list-item>
                      <text:p text:style-name="P7">Model: MapLoader e Mapwriter</text:p>
                    </text:list-item>
                    <text:list-item>
                      <text:p text:style-name="P7">Controller: Il turno</text:p>
                    </text:list-item>
                    <text:list-item>
                      <text:p text:style-name="P7">Controller: Problema del “turno incompleto”, timeout e override</text:p>
                    </text:list-item>
                    <text:list-item>
                      <text:p text:style-name="P7">Controller: La gestione delle partite – Master e GameMaster</text:p>
                    </text:list-item>
                    <text:list-item>
                      <text:p text:style-name="P7">Tools: StringRes, Logger, GlobalOptions</text:p>
                    </text:list-item>
                  </text:list>
                </text:list-item>
              </text:list>
            </text:list-item>
            <text:list-item>
              <text:p text:style-name="P7">Il Client</text:p>
              <text:list>
                <text:list-item>
                  <text:p text:style-name="P7">I tipi di client: nc vs java-cli vs java-swing</text:p>
                </text:list-item>
                <text:list-item>
                  <text:p text:style-name="P7">Struttura del client</text:p>
                </text:list-item>
                <text:list-item>
                  <text:p text:style-name="P7">Client con linea di comando </text:p>
                </text:list-item>
                <text:list-item>
                  <text:p text:style-name="P7">Client con Swing</text:p>
                </text:list-item>
              </text:list>
            </text:list-item>
            <text:list-item>
              <text:p text:style-name="P7">La comunicazione</text:p>
              <text:list>
                <text:list-item>
                  <text:p text:style-name="P7">Comunicazione mediante RMI</text:p>
                </text:list-item>
                <text:list-item>
                  <text:p text:style-name="P7">Comunicazione mediante Socket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3T10:36:49</meta:creation-date>
    <dc:date>2015-06-20T21:40:25</dc:date>
    <meta:editing-duration>PT23M23S</meta:editing-duration>
    <meta:editing-cycles>13</meta:editing-cycles>
    <meta:generator>LibreOffice/4.0.4.2$Linux_X86_64 LibreOffice_project/400m0$Build-2</meta:generator>
    <dc:creator>Andrea </dc:creator>
    <meta:document-statistic meta:table-count="0" meta:image-count="0" meta:object-count="0" meta:page-count="1" meta:paragraph-count="32" meta:word-count="202" meta:character-count="1202" meta:non-whitespace-character-count="1059"/>
  </office:meta>
</office:document-meta>
</file>